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2.434in" style:rel-column-width="23034*"/>
    </style:style>
    <style:style style:name="Table1.B" style:family="table-column">
      <style:table-column-properties style:column-width="4.491in" style:rel-column-width="42501*"/>
    </style:style>
    <style:style style:name="Table1.A1" style:family="table-cell">
      <style:table-cell-properties fo:padding="0in" fo:border="non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left="0.5pt solid #000000" fo:border-right="0.5pt solid #000000" fo:border-top="0.5pt solid #000000" fo:border-bottom="none"/>
    </style:style>
    <style:style style:name="Table2.A2" style:family="table-cell">
      <style:table-cell-properties fo:padding="0.0382in" fo:border="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5pt solid #000000"/>
    </style:style>
    <style:style style:name="Table5" style:family="table">
      <style:table-properties style:width="6.9792in" fo:margin-left="0in" table:align="left"/>
    </style:style>
    <style:style style:name="Table5.A" style:family="table-column">
      <style:table-column-properties style:column-width="6.9792in"/>
    </style:style>
    <style:style style:name="Table5.A1" style:family="table-cell">
      <style:table-cell-properties fo:padding="0.0382in" fo:border="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5pt solid #000000"/>
    </style:style>
    <style:style style:name="Table6.A2" style:family="table-cell">
      <style:table-cell-properties fo:padding="0.0382in" fo:border-left="0.5pt solid #000000" fo:border-right="0.5pt solid #000000" fo:border-top="none" fo:border-bottom="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5pt solid #000000"/>
    </style:style>
    <style:style style:name="Table8.A2" style:family="table-cell">
      <style:table-cell-properties fo:padding="0.0382in" fo:border-left="0.5pt solid #000000" fo:border-right="0.5pt solid #000000" fo:border-top="none" fo:border-bottom="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5pt solid #000000"/>
    </style:style>
    <style:style style:name="Table9.A2" style:family="table-cell">
      <style:table-cell-properties fo:padding="0.0382in" fo:border-left="0.5pt solid #000000" fo:border-right="0.5pt solid #000000" fo:border-top="none" fo:border-bottom="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5pt solid #000000"/>
    </style:style>
    <style:style style:name="Table11.A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5pt solid #000000"/>
    </style:style>
    <style:style style:name="Table12.A2" style:family="table-cell">
      <style:table-cell-properties fo:padding="0.0382in" fo:border-left="0.5pt solid #000000" fo:border-right="0.5pt solid #000000" fo:border-top="none" fo:border-bottom="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5pt solid #000000"/>
    </style:style>
    <style:style style:name="Table13.A2" style:family="table-cell">
      <style:table-cell-properties fo:padding="0.0382in" fo:border-left="0.5pt solid #000000" fo:border-right="0.5pt solid #000000" fo:border-top="none" fo:border-bottom="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5pt solid #000000"/>
    </style:style>
    <style:style style:name="Table14.A2" style:family="table-cell">
      <style:table-cell-properties fo:padding="0.0382in" fo:border-left="0.5pt solid #000000" fo:border-right="0.5pt solid #000000" fo:border-top="none" fo:border-bottom="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5pt solid #000000"/>
    </style:style>
    <style:style style:name="Table15.A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5pt solid #000000"/>
    </style:style>
    <style:style style:name="Table16.A2" style:family="table-cell">
      <style:table-cell-properties fo:padding="0.0382in" fo:border-left="0.5pt solid #000000" fo:border-right="0.5pt solid #000000" fo:border-top="none" fo:border-bottom="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5pt solid #000000"/>
    </style:style>
    <style:style style:name="Table26.A2" style:family="table-cell">
      <style:table-cell-properties fo:padding="0.0382in" fo:border-left="0.5pt solid #000000" fo:border-right="0.5pt solid #000000" fo:border-top="none" fo:border-bottom="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5pt solid #000000"/>
    </style:style>
    <style:style style:name="P1" style:family="paragraph" style:parent-style-name="Table_20_Contents">
      <style:text-properties fo:font-size="13pt" officeooo:rsid="0017650d" officeooo:paragraph-rsid="00259f4d" style:font-size-asian="13pt" style:font-size-complex="13pt"/>
    </style:style>
    <style:style style:name="P2" style:family="paragraph" style:parent-style-name="Standard">
      <style:text-properties fo:font-size="14pt" fo:font-weight="bold" officeooo:rsid="00429685" officeooo:paragraph-rsid="00429685" style:font-size-asian="14pt" style:font-weight-asian="bold" style:font-size-complex="14pt" style:font-weight-complex="bold"/>
    </style:style>
    <style:style style:name="P3" style:family="paragraph" style:parent-style-name="Standard">
      <style:text-properties fo:font-size="14pt" fo:font-weight="bold" officeooo:rsid="00818a3a" officeooo:paragraph-rsid="00818a3a" style:font-weight-asian="bold" style:font-weight-complex="bold"/>
    </style:style>
    <style:style style:name="P4" style:family="paragraph" style:parent-style-name="Standard">
      <style:text-properties officeooo:paragraph-rsid="00259f4d"/>
    </style:style>
    <style:style style:name="P5" style:family="paragraph" style:parent-style-name="Standard">
      <style:text-properties fo:font-size="12pt" fo:font-weight="normal" officeooo:rsid="00aa62d3" officeooo:paragraph-rsid="00aa62d3" style:font-size-asian="10.5pt" style:font-weight-asian="normal" style:font-size-complex="12pt" style:font-weight-complex="normal"/>
    </style:style>
    <style:style style:name="P6" style:family="paragraph" style:parent-style-name="Standard">
      <style:text-properties fo:font-size="12pt" fo:font-weight="normal" officeooo:rsid="0062379f" officeooo:paragraph-rsid="00aa62d3" style:font-size-asian="10.5pt" style:font-weight-asian="normal" style:font-size-complex="12pt" style:font-weight-complex="normal"/>
    </style:style>
    <style:style style:name="P7" style:family="paragraph" style:parent-style-name="Standard">
      <style:text-properties fo:font-size="12pt" fo:font-weight="normal" officeooo:rsid="00aa9f2b" officeooo:paragraph-rsid="00aa9f2b" style:font-size-asian="10.5pt" style:font-weight-asian="normal" style:font-size-complex="12pt" style:font-weight-complex="normal"/>
    </style:style>
    <style:style style:name="P8" style:family="paragraph" style:parent-style-name="Standard">
      <style:text-properties fo:font-size="12pt" fo:font-weight="normal" officeooo:rsid="00429685" officeooo:paragraph-rsid="00429685" style:font-size-asian="10.5pt" style:font-weight-asian="normal" style:font-size-complex="12pt" style:font-weight-complex="normal"/>
    </style:style>
    <style:style style:name="P9" style:family="paragraph" style:parent-style-name="Table_20_Contents">
      <style:paragraph-properties fo:text-align="end" style:justify-single-word="false"/>
      <style:text-properties fo:font-size="12pt" officeooo:rsid="007fa640" officeooo:paragraph-rsid="007fa640" style:font-size-asian="12pt" style:font-size-complex="12pt"/>
    </style:style>
    <style:style style:name="P10" style:family="paragraph" style:parent-style-name="Standard">
      <style:text-properties officeooo:rsid="004d8be1" officeooo:paragraph-rsid="004f64aa"/>
    </style:style>
    <style:style style:name="P11" style:family="paragraph" style:parent-style-name="Standard">
      <style:text-properties officeooo:rsid="004139c1" officeooo:paragraph-rsid="006b2f26"/>
    </style:style>
    <style:style style:name="P12" style:family="paragraph" style:parent-style-name="Table_20_Contents">
      <style:text-properties officeooo:rsid="0070a0fd" officeooo:paragraph-rsid="0070a0fd"/>
    </style:style>
    <style:style style:name="P13" style:family="paragraph" style:parent-style-name="Standard">
      <style:text-properties officeooo:rsid="0053d86c" officeooo:paragraph-rsid="004f64aa"/>
    </style:style>
    <style:style style:name="P14" style:family="paragraph" style:parent-style-name="Standard">
      <style:text-properties officeooo:rsid="00818a3a" officeooo:paragraph-rsid="00818a3a"/>
    </style:style>
    <style:style style:name="P15" style:family="paragraph" style:parent-style-name="Standard">
      <style:text-properties officeooo:rsid="00818a3a" officeooo:paragraph-rsid="008c66a8"/>
    </style:style>
    <style:style style:name="P16" style:family="paragraph" style:parent-style-name="Standard">
      <style:text-properties officeooo:rsid="00818a3a" officeooo:paragraph-rsid="008d2095"/>
    </style:style>
    <style:style style:name="P17" style:family="paragraph" style:parent-style-name="Standard">
      <style:text-properties officeooo:rsid="00818a3a" officeooo:paragraph-rsid="008efe44"/>
    </style:style>
    <style:style style:name="P18" style:family="paragraph" style:parent-style-name="Standard">
      <style:text-properties officeooo:rsid="00818a3a" officeooo:paragraph-rsid="0090fad7"/>
    </style:style>
    <style:style style:name="P19" style:family="paragraph" style:parent-style-name="Standard">
      <style:text-properties officeooo:rsid="00818a3a" officeooo:paragraph-rsid="0093e681"/>
    </style:style>
    <style:style style:name="P20" style:family="paragraph" style:parent-style-name="Standard">
      <style:text-properties officeooo:rsid="00818a3a" officeooo:paragraph-rsid="0095c47b"/>
    </style:style>
    <style:style style:name="P21" style:family="paragraph" style:parent-style-name="Standard">
      <style:text-properties officeooo:rsid="00818a3a" officeooo:paragraph-rsid="00972516"/>
    </style:style>
    <style:style style:name="P22" style:family="paragraph" style:parent-style-name="Standard">
      <style:text-properties officeooo:rsid="00818a3a" officeooo:paragraph-rsid="0098d304"/>
    </style:style>
    <style:style style:name="P23" style:family="paragraph" style:parent-style-name="Standard">
      <style:text-properties officeooo:rsid="00818a3a" officeooo:paragraph-rsid="00a457f0"/>
    </style:style>
    <style:style style:name="P24" style:family="paragraph" style:parent-style-name="Standard">
      <style:text-properties officeooo:rsid="00828f93" officeooo:paragraph-rsid="00828f93"/>
    </style:style>
    <style:style style:name="P25" style:family="paragraph" style:parent-style-name="Standard">
      <style:text-properties style:text-underline-style="solid" style:text-underline-width="auto" style:text-underline-color="font-color" fo:font-weight="bold" officeooo:rsid="00890268" officeooo:paragraph-rsid="00890268" style:font-weight-asian="bold" style:font-weight-complex="bold"/>
    </style:style>
    <style:style style:name="P26" style:family="paragraph" style:parent-style-name="Standard">
      <style:text-properties style:text-underline-style="solid" style:text-underline-width="auto" style:text-underline-color="font-color" fo:font-weight="bold" officeooo:rsid="00818a3a" officeooo:paragraph-rsid="0090fad7" style:font-weight-asian="bold" style:font-weight-complex="bold"/>
    </style:style>
    <style:style style:name="P27" style:family="paragraph" style:parent-style-name="Standard">
      <style:text-properties style:text-underline-style="solid" style:text-underline-width="auto" style:text-underline-color="font-color" fo:font-weight="bold" officeooo:rsid="00a059d2" officeooo:paragraph-rsid="00a059d2" style:font-weight-asian="bold" style:font-weight-complex="bold"/>
    </style:style>
    <style:style style:name="P28" style:family="paragraph" style:parent-style-name="Standard">
      <style:text-properties style:text-underline-style="solid" style:text-underline-width="auto" style:text-underline-color="font-color" officeooo:rsid="00890268" officeooo:paragraph-rsid="00890268"/>
    </style:style>
    <style:style style:name="P29" style:family="paragraph" style:parent-style-name="Standard">
      <style:text-properties style:text-underline-style="solid" style:text-underline-width="auto" style:text-underline-color="font-color" officeooo:rsid="00818a3a" officeooo:paragraph-rsid="008c66a8"/>
    </style:style>
    <style:style style:name="P30" style:family="paragraph" style:parent-style-name="Standard">
      <style:text-properties style:text-underline-style="solid" style:text-underline-width="auto" style:text-underline-color="font-color" officeooo:rsid="0090fad7" officeooo:paragraph-rsid="0090fad7"/>
    </style:style>
    <style:style style:name="P31" style:family="paragraph" style:parent-style-name="Standard">
      <style:text-properties style:text-underline-style="solid" style:text-underline-width="auto" style:text-underline-color="font-color" officeooo:rsid="0092ca8f" officeooo:paragraph-rsid="0092ca8f"/>
    </style:style>
    <style:style style:name="P32" style:family="paragraph" style:parent-style-name="Standard">
      <style:text-properties style:text-underline-style="solid" style:text-underline-width="auto" style:text-underline-color="font-color" officeooo:rsid="0093e681" officeooo:paragraph-rsid="0093e681"/>
    </style:style>
    <style:style style:name="P33" style:family="paragraph" style:parent-style-name="Standard">
      <style:text-properties style:text-underline-style="solid" style:text-underline-width="auto" style:text-underline-color="font-color" officeooo:rsid="009aa756" officeooo:paragraph-rsid="009aa756"/>
    </style:style>
    <style:style style:name="P34" style:family="paragraph" style:parent-style-name="Standard">
      <style:text-properties style:text-underline-style="solid" style:text-underline-width="auto" style:text-underline-color="font-color" officeooo:rsid="009da3cb" officeooo:paragraph-rsid="009da3cb"/>
    </style:style>
    <style:style style:name="P35" style:family="paragraph" style:parent-style-name="Standard">
      <style:text-properties style:text-underline-style="solid" style:text-underline-width="auto" style:text-underline-color="font-color" officeooo:rsid="009da3cb" officeooo:paragraph-rsid="009f04f2"/>
    </style:style>
    <style:style style:name="P36" style:family="paragraph" style:parent-style-name="Standard">
      <style:text-properties style:text-underline-style="solid" style:text-underline-width="auto" style:text-underline-color="font-color" officeooo:rsid="00a00cf9" officeooo:paragraph-rsid="00a00cf9"/>
    </style:style>
    <style:style style:name="P37" style:family="paragraph" style:parent-style-name="Standard">
      <style:text-properties style:text-underline-style="solid" style:text-underline-width="auto" style:text-underline-color="font-color" officeooo:rsid="009f4610" officeooo:paragraph-rsid="009f4610"/>
    </style:style>
    <style:style style:name="P38" style:family="paragraph" style:parent-style-name="Standard">
      <style:text-properties officeooo:rsid="00860d49" officeooo:paragraph-rsid="00860d49"/>
    </style:style>
    <style:style style:name="P39" style:family="paragraph" style:parent-style-name="Standard">
      <style:text-properties officeooo:rsid="0087a021" officeooo:paragraph-rsid="0087a021"/>
    </style:style>
    <style:style style:name="P40" style:family="paragraph" style:parent-style-name="Table_20_Contents">
      <style:text-properties officeooo:rsid="0087a021" officeooo:paragraph-rsid="0098d304"/>
    </style:style>
    <style:style style:name="P41" style:family="paragraph" style:parent-style-name="Table_20_Contents">
      <style:text-properties officeooo:rsid="0087a021" officeooo:paragraph-rsid="00a457f0"/>
    </style:style>
    <style:style style:name="P42" style:family="paragraph" style:parent-style-name="Standard">
      <style:text-properties officeooo:rsid="0087a021" officeooo:paragraph-rsid="00860d49"/>
    </style:style>
    <style:style style:name="P43" style:family="paragraph" style:parent-style-name="Standard">
      <style:text-properties officeooo:rsid="00890268" officeooo:paragraph-rsid="00890268"/>
    </style:style>
    <style:style style:name="P44" style:family="paragraph" style:parent-style-name="Standard">
      <style:text-properties officeooo:rsid="00890268" officeooo:paragraph-rsid="008d2095"/>
    </style:style>
    <style:style style:name="P45" style:family="paragraph" style:parent-style-name="Standard">
      <style:text-properties officeooo:rsid="008c66a8" officeooo:paragraph-rsid="008c66a8"/>
    </style:style>
    <style:style style:name="P46" style:family="paragraph" style:parent-style-name="Standard">
      <style:text-properties officeooo:rsid="008d2095" officeooo:paragraph-rsid="008d2095"/>
    </style:style>
    <style:style style:name="P47" style:family="paragraph" style:parent-style-name="Standard">
      <style:text-properties officeooo:rsid="0090fad7" officeooo:paragraph-rsid="0090fad7"/>
    </style:style>
    <style:style style:name="P48" style:family="paragraph" style:parent-style-name="Standard">
      <style:text-properties officeooo:rsid="0092ca8f" officeooo:paragraph-rsid="0092ca8f"/>
    </style:style>
    <style:style style:name="P49" style:family="paragraph" style:parent-style-name="Standard">
      <style:text-properties officeooo:rsid="0093c606" officeooo:paragraph-rsid="0093c606"/>
    </style:style>
    <style:style style:name="P50" style:family="paragraph" style:parent-style-name="Standard">
      <style:text-properties officeooo:rsid="0093c606" officeooo:paragraph-rsid="0090fad7"/>
    </style:style>
    <style:style style:name="P51" style:family="paragraph" style:parent-style-name="Standard">
      <style:text-properties officeooo:rsid="0093e681" officeooo:paragraph-rsid="0093e681"/>
    </style:style>
    <style:style style:name="P52" style:family="paragraph" style:parent-style-name="Standard">
      <style:text-properties officeooo:rsid="00972516" officeooo:paragraph-rsid="00972516"/>
    </style:style>
    <style:style style:name="P53" style:family="paragraph" style:parent-style-name="Standard">
      <style:text-properties officeooo:rsid="009aa756" officeooo:paragraph-rsid="0090fad7"/>
    </style:style>
    <style:style style:name="P54" style:family="paragraph" style:parent-style-name="Standard">
      <style:text-properties officeooo:rsid="009aa756" officeooo:paragraph-rsid="009aa756"/>
    </style:style>
    <style:style style:name="P55" style:family="paragraph" style:parent-style-name="Standard">
      <style:text-properties officeooo:rsid="009aa756" officeooo:paragraph-rsid="009c894a"/>
    </style:style>
    <style:style style:name="P56" style:family="paragraph" style:parent-style-name="Standard">
      <style:text-properties officeooo:rsid="009aa756" officeooo:paragraph-rsid="009da3cb"/>
    </style:style>
    <style:style style:name="P57" style:family="paragraph" style:parent-style-name="Standard">
      <style:text-properties officeooo:rsid="009aa756" officeooo:paragraph-rsid="009f04f2"/>
    </style:style>
    <style:style style:name="P58" style:family="paragraph" style:parent-style-name="Standard">
      <style:text-properties officeooo:rsid="009aa756" officeooo:paragraph-rsid="009f4610"/>
    </style:style>
    <style:style style:name="P59" style:family="paragraph" style:parent-style-name="Standard">
      <style:text-properties officeooo:rsid="009aa756" officeooo:paragraph-rsid="00a00cf9"/>
    </style:style>
    <style:style style:name="P60" style:family="paragraph" style:parent-style-name="Standard">
      <style:text-properties officeooo:rsid="009aa756" officeooo:paragraph-rsid="00a1d12c"/>
    </style:style>
    <style:style style:name="P61" style:family="paragraph" style:parent-style-name="Standard">
      <style:text-properties officeooo:rsid="009aa756" officeooo:paragraph-rsid="00a788b8"/>
    </style:style>
    <style:style style:name="P62" style:family="paragraph" style:parent-style-name="Standard">
      <style:text-properties officeooo:rsid="009aa756" officeooo:paragraph-rsid="00a8fb7a"/>
    </style:style>
    <style:style style:name="P63" style:family="paragraph" style:parent-style-name="Standard">
      <style:text-properties officeooo:rsid="009f4610" officeooo:paragraph-rsid="009f4610"/>
    </style:style>
    <style:style style:name="P64" style:family="paragraph" style:parent-style-name="Table_20_Contents">
      <style:text-properties style:font-name="Liberation Serif" fo:font-style="italic" officeooo:rsid="0083d041" officeooo:paragraph-rsid="0083d041" style:font-style-asian="italic" style:font-style-complex="italic"/>
    </style:style>
    <style:style style:name="P65" style:family="paragraph" style:parent-style-name="Table_20_Contents">
      <style:text-properties fo:font-style="italic" officeooo:rsid="00890268" officeooo:paragraph-rsid="00890268" style:font-style-asian="italic" style:font-style-complex="italic"/>
    </style:style>
    <style:style style:name="P66" style:family="paragraph" style:parent-style-name="Table_20_Contents">
      <style:text-properties fo:font-style="italic" officeooo:rsid="00890268" officeooo:paragraph-rsid="008c66a8" style:font-style-asian="italic" style:font-style-complex="italic"/>
    </style:style>
    <style:style style:name="P67" style:family="paragraph" style:parent-style-name="Table_20_Contents">
      <style:text-properties fo:font-style="italic" officeooo:rsid="00890268" officeooo:paragraph-rsid="008d2095" style:font-style-asian="italic" style:font-style-complex="italic"/>
    </style:style>
    <style:style style:name="P68" style:family="paragraph" style:parent-style-name="Table_20_Contents">
      <style:text-properties fo:font-style="italic" officeooo:rsid="00890268" officeooo:paragraph-rsid="008efe44" style:font-style-asian="italic" style:font-style-complex="italic"/>
    </style:style>
    <style:style style:name="P69" style:family="paragraph" style:parent-style-name="Table_20_Contents">
      <style:text-properties fo:font-style="italic" officeooo:rsid="00890268" officeooo:paragraph-rsid="0090fad7" style:font-style-asian="italic" style:font-style-complex="italic"/>
    </style:style>
    <style:style style:name="P70" style:family="paragraph" style:parent-style-name="Table_20_Contents">
      <style:text-properties fo:font-style="italic" officeooo:rsid="00890268" officeooo:paragraph-rsid="0093e681" style:font-style-asian="italic" style:font-style-complex="italic"/>
    </style:style>
    <style:style style:name="P71" style:family="paragraph" style:parent-style-name="Table_20_Contents">
      <style:text-properties fo:font-style="italic" officeooo:rsid="00890268" officeooo:paragraph-rsid="0095c47b" style:font-style-asian="italic" style:font-style-complex="italic"/>
    </style:style>
    <style:style style:name="P72" style:family="paragraph" style:parent-style-name="Standard">
      <style:text-properties officeooo:rsid="00a28bde" officeooo:paragraph-rsid="00a28bde"/>
    </style:style>
    <style:style style:name="P73" style:family="paragraph" style:parent-style-name="Standard">
      <style:text-properties officeooo:rsid="00a788b8" officeooo:paragraph-rsid="00a788b8"/>
    </style:style>
    <style:style style:name="P74" style:family="paragraph" style:parent-style-name="Standard">
      <style:text-properties officeooo:rsid="00a8fb7a" officeooo:paragraph-rsid="00a8fb7a"/>
    </style:style>
    <style:style style:name="P75" style:family="paragraph" style:parent-style-name="Table_20_Contents">
      <style:paragraph-properties fo:text-align="end" style:justify-single-word="false"/>
      <style:text-properties fo:font-size="8pt" officeooo:rsid="00abe478" officeooo:paragraph-rsid="00abe478" style:font-size-asian="12.25pt" style:font-size-complex="14pt"/>
    </style:style>
    <style:style style:name="P76" style:family="paragraph" style:parent-style-name="Standard">
      <style:text-properties officeooo:rsid="00b88df1" officeooo:paragraph-rsid="00b88df1"/>
    </style:style>
    <style:style style:name="P77" style:family="paragraph" style:parent-style-name="Standard">
      <style:text-properties officeooo:rsid="00bb6c39" officeooo:paragraph-rsid="00bb6c39"/>
    </style:style>
    <style:style style:name="P78" style:family="paragraph" style:parent-style-name="Standard">
      <style:text-properties fo:color="#c9211e" loext:opacity="100%" fo:font-weight="bold" officeooo:rsid="0090fad7" officeooo:paragraph-rsid="0090fad7" style:font-weight-asian="bold" style:font-weight-complex="bold"/>
    </style:style>
    <style:style style:name="P79" style:family="paragraph" style:parent-style-name="Standard">
      <style:text-properties fo:color="#c9211e" loext:opacity="100%" fo:font-weight="bold" officeooo:rsid="0093c606" officeooo:paragraph-rsid="0093c606" style:font-weight-asian="bold" style:font-weight-complex="bold"/>
    </style:style>
    <style:style style:name="P80" style:family="paragraph" style:parent-style-name="Standard">
      <style:text-properties fo:color="#c9211e" loext:opacity="100%" fo:font-weight="bold" officeooo:rsid="00972516" officeooo:paragraph-rsid="00972516" style:font-weight-asian="bold" style:font-weight-complex="bold"/>
    </style:style>
    <style:style style:name="P81" style:family="paragraph" style:parent-style-name="Table_20_Contents">
      <style:text-properties style:font-name="Consolas"/>
    </style:style>
    <style:style style:name="P82" style:family="paragraph" style:parent-style-name="Table_20_Contents">
      <style:text-properties style:font-name="Consolas" officeooo:paragraph-rsid="008c66a8"/>
    </style:style>
    <style:style style:name="P83" style:family="paragraph" style:parent-style-name="Table_20_Contents">
      <style:text-properties style:font-name="Consolas" officeooo:rsid="008c66a8" officeooo:paragraph-rsid="008c66a8"/>
    </style:style>
    <style:style style:name="P84" style:family="paragraph" style:parent-style-name="Table_20_Contents">
      <style:text-properties style:font-name="Consolas" officeooo:paragraph-rsid="008d2095"/>
    </style:style>
    <style:style style:name="P85" style:family="paragraph" style:parent-style-name="Table_20_Contents">
      <style:text-properties style:font-name="Consolas" fo:font-weight="bold" officeooo:paragraph-rsid="008d2095" style:font-weight-asian="bold" style:font-weight-complex="bold"/>
    </style:style>
    <style:style style:name="P86" style:family="paragraph" style:parent-style-name="Table_20_Contents">
      <style:text-properties style:font-name="Consolas" fo:font-weight="bold" officeooo:paragraph-rsid="008efe44" style:font-weight-asian="bold" style:font-weight-complex="bold"/>
    </style:style>
    <style:style style:name="P87" style:family="paragraph" style:parent-style-name="Table_20_Contents">
      <style:text-properties style:font-name="Consolas" officeooo:paragraph-rsid="008efe44"/>
    </style:style>
    <style:style style:name="P88" style:family="paragraph" style:parent-style-name="Table_20_Contents">
      <style:text-properties style:font-name="Consolas" officeooo:paragraph-rsid="0090fad7"/>
    </style:style>
    <style:style style:name="P89" style:family="paragraph" style:parent-style-name="Table_20_Contents">
      <style:text-properties style:font-name="Consolas" officeooo:paragraph-rsid="0093e681"/>
    </style:style>
    <style:style style:name="P90" style:family="paragraph" style:parent-style-name="Table_20_Contents">
      <style:text-properties style:font-name="Consolas" officeooo:paragraph-rsid="0095c47b"/>
    </style:style>
    <style:style style:name="P91" style:family="paragraph" style:parent-style-name="Table_20_Contents">
      <style:text-properties style:font-name="Consolas" officeooo:paragraph-rsid="009c894a"/>
    </style:style>
    <style:style style:name="P92" style:family="paragraph" style:parent-style-name="Table_20_Contents">
      <style:text-properties style:font-name="Consolas" officeooo:paragraph-rsid="009da3cb"/>
    </style:style>
    <style:style style:name="P93" style:family="paragraph" style:parent-style-name="Table_20_Contents">
      <style:text-properties style:font-name="Consolas" officeooo:paragraph-rsid="009f04f2"/>
    </style:style>
    <style:style style:name="P94" style:family="paragraph" style:parent-style-name="Table_20_Contents">
      <style:text-properties style:font-name="Consolas" officeooo:paragraph-rsid="009f4610"/>
    </style:style>
    <style:style style:name="P95" style:family="paragraph" style:parent-style-name="Table_20_Contents">
      <style:text-properties style:font-name="Consolas" officeooo:paragraph-rsid="00a00cf9"/>
    </style:style>
    <style:style style:name="P96" style:family="paragraph" style:parent-style-name="Table_20_Contents">
      <style:text-properties style:font-name="Consolas" officeooo:paragraph-rsid="00a1d12c"/>
    </style:style>
    <style:style style:name="P97" style:family="paragraph" style:parent-style-name="Table_20_Contents">
      <style:text-properties style:font-name="Consolas" officeooo:paragraph-rsid="00a788b8"/>
    </style:style>
    <style:style style:name="P98" style:family="paragraph" style:parent-style-name="Table_20_Contents">
      <style:text-properties style:font-name="Consolas" officeooo:paragraph-rsid="00a8fb7a"/>
    </style:style>
    <style:style style:name="P99" style:family="paragraph" style:parent-style-name="Table_20_Contents" style:list-style-name="L1">
      <style:text-properties officeooo:paragraph-rsid="0098d304"/>
    </style:style>
    <style:style style:name="P100" style:family="paragraph" style:parent-style-name="Table_20_Contents" style:list-style-name="L1">
      <style:text-properties officeooo:paragraph-rsid="00bca3ae"/>
    </style:style>
    <style:style style:name="P101" style:family="paragraph" style:parent-style-name="Table_20_Contents" style:list-style-name="L1">
      <style:text-properties officeooo:rsid="0098d304" officeooo:paragraph-rsid="00bca3ae"/>
    </style:style>
    <style:style style:name="P102" style:family="paragraph" style:parent-style-name="Table_20_Contents">
      <style:text-properties officeooo:rsid="00bf5c9d" officeooo:paragraph-rsid="00bf5c9d"/>
    </style:style>
    <style:style style:name="T1" style:family="text">
      <style:text-properties officeooo:rsid="0070a0fd"/>
    </style:style>
    <style:style style:name="T2" style:family="text">
      <style:text-properties officeooo:rsid="007fa640"/>
    </style:style>
    <style:style style:name="T3" style:family="text">
      <style:text-properties officeooo:rsid="00828f93"/>
    </style:style>
    <style:style style:name="T4" style:family="text">
      <style:text-properties officeooo:rsid="0087a021"/>
    </style:style>
    <style:style style:name="T5" style:family="text">
      <style:text-properties officeooo:rsid="008ad6b7"/>
    </style:style>
    <style:style style:name="T6" style:family="text">
      <style:text-properties officeooo:rsid="008d2095"/>
    </style:style>
    <style:style style:name="T7" style:family="text">
      <style:text-properties officeooo:rsid="0090fad7"/>
    </style:style>
    <style:style style:name="T8" style:family="text">
      <style:text-properties officeooo:rsid="0093e681"/>
    </style:style>
    <style:style style:name="T9" style:family="text">
      <style:text-properties officeooo:rsid="0095c47b"/>
    </style:style>
    <style:style style:name="T10" style:family="text">
      <style:text-properties officeooo:rsid="0098d304"/>
    </style:style>
    <style:style style:name="T11" style:family="text">
      <style:text-properties officeooo:rsid="009a4720"/>
    </style:style>
    <style:style style:name="T12" style:family="text">
      <style:text-properties officeooo:rsid="009f04f2"/>
    </style:style>
    <style:style style:name="T13" style:family="text">
      <style:text-properties officeooo:rsid="00a457f0"/>
    </style:style>
    <style:style style:name="T14" style:family="text">
      <style:text-properties officeooo:rsid="00a5bbc8"/>
    </style:style>
    <style:style style:name="T15" style:family="text">
      <style:text-properties officeooo:rsid="00a8fb7a"/>
    </style:style>
    <style:style style:name="T16" style:family="text">
      <style:text-properties officeooo:rsid="00aa62d3"/>
    </style:style>
    <style:style style:name="T17" style:family="text">
      <style:text-properties officeooo:rsid="0043803e"/>
    </style:style>
    <style:style style:name="T18" style:family="text">
      <style:text-properties officeooo:rsid="00ac952e"/>
    </style:style>
    <style:style style:name="T19" style:family="text">
      <style:text-properties officeooo:rsid="00acb746"/>
    </style:style>
    <style:style style:name="T20" style:family="text">
      <style:text-properties officeooo:rsid="00ad9fe5"/>
    </style:style>
    <style:style style:name="T21" style:family="text">
      <style:text-properties officeooo:rsid="00aef63c"/>
    </style:style>
    <style:style style:name="T22" style:family="text">
      <style:text-properties officeooo:rsid="00b3b83b"/>
    </style:style>
    <style:style style:name="T23" style:family="text">
      <style:text-properties style:font-name="Consolas"/>
    </style:style>
    <style:style style:name="T24" style:family="text">
      <style:text-properties style:font-name="Consolas" style:text-underline-style="none" fo:font-weight="bold" style:font-weight-asian="bold" style:font-weight-complex="bold"/>
    </style:style>
    <style:style style:name="T25" style:family="text">
      <style:text-properties style:font-name="Consolas" officeooo:rsid="00b88df1"/>
    </style:style>
    <style:style style:name="T26" style:family="text">
      <style:text-properties officeooo:rsid="00b47a8a"/>
    </style:style>
    <style:style style:name="T27" style:family="text">
      <style:text-properties officeooo:rsid="00b61298"/>
    </style:style>
    <style:style style:name="T28" style:family="text">
      <style:text-properties officeooo:rsid="00b88df1"/>
    </style:style>
    <style:style style:name="T29" style:family="text">
      <style:text-properties officeooo:rsid="00ba8633"/>
    </style:style>
    <style:style style:name="T30" style:family="text">
      <style:text-properties officeooo:rsid="00bb6c39"/>
    </style:style>
    <style:style style:name="T31" style:family="text">
      <style:text-properties fo:color="#c9211e" loext:opacity="100%" fo:font-weight="bold" style:font-weight-asian="bold" style:font-weight-complex="bold"/>
    </style:style>
    <style:style style:name="T32" style:family="text">
      <style:text-properties fo:color="#c9211e" loext:opacity="100%" fo:font-weight="bold" officeooo:rsid="008d2095" style:font-weight-asian="bold" style:font-weight-complex="bold"/>
    </style:style>
    <style:style style:name="T33" style:family="text">
      <style:text-properties fo:color="#c9211e" loext:opacity="100%" fo:font-weight="bold" officeooo:rsid="00b0f094" style:font-weight-asian="bold" style:font-weight-complex="bold"/>
    </style:style>
    <style:style style:name="T34" style:family="text">
      <style:text-properties officeooo:rsid="00bca3ae"/>
    </style:style>
    <style:style style:name="T35" style:family="text">
      <style:text-properties officeooo:rsid="00bdb5e2"/>
    </style:style>
    <style:style style:name="T36" style:family="text">
      <style:text-properties officeooo:rsid="00c139c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12">IT101</text:p>
          </table:table-cell>
          <table:table-cell table:style-name="Table1.A1" office:value-type="string">
            <text:p text:style-name="P9"><text:span text:style-name="T21">Lab</text:span> 1</text:p>
          </table:table-cell>
        </table:table-row>
        <table:table-row>
          <table:table-cell table:style-name="Table1.A1" office:value-type="string">
            <text:p text:style-name="P1">Score: ______/<text:span text:style-name="T2">1</text:span><text:span text:style-name="T34">0</text:span></text:p>
          </table:table-cell>
          <table:table-cell table:style-name="Table1.A1" office:value-type="string">
            <text:p text:style-name="P75">v1.<text:span text:style-name="T36">4</text:span></text:p>
          </table:table-cell>
        </table:table-row>
      </table:table>
      <text:p text:style-name="P4"/>
      <text:p text:style-name="P13">The purpose of this <text:span text:style-name="T3">homework</text:span><text:span text:style-name="T1"> is to get </text:span><text:span text:style-name="T3">experience with variables in Python.</text:span></text:p>
      <text:p text:style-name="P10"/>
      <text:p text:style-name="P3">Specifications</text:p>
      <text:p text:style-name="P11"/>
      <text:p text:style-name="P14">Before beginning, accept the GitHub Classroom assignment <text:span text:style-name="T3">and clone the assignment repository to your local computer using GitHub Desktop. </text:span><text:span text:style-name="T4">All files made in this lab should be made in your local repository. </text:span><text:span text:style-name="T18">When you see a new file is being referenced, create it.</text:span></text:p>
      <text:p text:style-name="P14"/>
      <text:p text:style-name="P24"><text:span text:style-name="T31">Copy “hello_world.py” from lab 0 into the </text:span><text:span text:style-name="T33">local </text:span><text:span text:style-name="T31">assignment repository.</text:span> </text:p>
      <text:p text:style-name="P24"/>
      <text:p text:style-name="P24">Let’s try using a variable in hello_world.py. Add a new line at the beginning of the file, and modify the second line:</text:p>
      <text:p text:style-name="P24"/>
      <table:table table:name="Table2" table:style-name="Table2">
        <table:table-column table:style-name="Table2.A"/>
        <table:table-row>
          <table:table-cell table:style-name="Table2.A1" office:value-type="string">
            <text:p text:style-name="P64">hello_world.py</text:p>
          </table:table-cell>
        </table:table-row>
        <table:table-row>
          <table:table-cell table:style-name="Table2.A2" office:value-type="string">
            <text:p text:style-name="P81">message = "Hello, world!"</text:p>
            <text:p text:style-name="P81">print(message)</text:p>
          </table:table-cell>
        </table:table-row>
      </table:table>
      <text:p text:style-name="P24"/>
      <text:p text:style-name="P24">Run this program to see what happens. You should see the same output you saw previously.</text:p>
      <text:p text:style-name="P24"/>
      <text:p text:style-name="P24">We’ve added a variable named message. Every variable is connected to a value, which is the information associated with that variable. In this case the value is the "Hello, world!" text.</text:p>
      <text:p text:style-name="P24"/>
      <text:p text:style-name="P39">If we wanted “message” told hold a different value after printing, you can reassign to it using the same syntax as declaring and initializing it.</text:p>
      <text:p text:style-name="P24"/>
      <text:p text:style-name="P38">The naming convention for variables in Python is different than most C-like languages. Python follows the naming convention called “snake case”. All this means is that multi-worded variables are separated by underscores. For example, instead of “firstName”, you would say “first_name” in Python.</text:p>
      <text:p text:style-name="P42"/>
      <text:p text:style-name="P25">Strings</text:p>
      <text:p text:style-name="P14"/>
      <text:p text:style-name="P14">The first data type we’ll look at is the string. A string is a series of characters. Anything inside quotes is considered a string in Python, and you can use single or double quotes around your strings like this:</text:p>
      <text:p text:style-name="P14"/>
      <table:table table:name="Table4" table:style-name="Table4">
        <table:table-column table:style-name="Table4.A"/>
        <table:table-row>
          <table:table-cell table:style-name="Table4.A1" office:value-type="string">
            <text:p text:style-name="P81">"This is a string."</text:p>
            <text:p text:style-name="P81">'This is also a string.'</text:p>
          </table:table-cell>
        </table:table-row>
      </table:table>
      <text:p text:style-name="P14"/>
      <text:p text:style-name="P43">In C-like languages, the second line would be a syntax error, because the single quotes is reserved for characters. But in Python (and <text:span text:style-name="T18">some other</text:span> languages like JavaScript), this is not the case.</text:p>
      <text:p text:style-name="P43"/>
      <text:p text:style-name="P43">This flexibility allows you to use quotes and apostrophes within your strings without the need for escape characters:</text:p>
      <text:p text:style-name="P43"/>
      <text:p text:style-name="P43"/>
      <table:table table:name="Table5" table:style-name="Table5">
        <table:table-column table:style-name="Table5.A"/>
        <text:soft-page-break/>
        <table:table-row>
          <table:table-cell table:style-name="Table5.A1" office:value-type="string">
            <text:p text:style-name="P81">'I told my friend, "Python is my favorite language!"'</text:p>
            <text:p text:style-name="P81">"The language 'Python' is named after Monty Python, not the snake."</text:p>
            <text:p text:style-name="P81">"<text:span text:style-name="T22">Somebody stole Jack's shoes! :'(</text:span>"</text:p>
          </table:table-cell>
        </table:table-row>
      </table:table>
      <text:p text:style-name="P43"/>
      <text:p text:style-name="P43">Let’s explore some of the ways you can use strings.</text:p>
      <text:p text:style-name="P43"/>
      <text:p text:style-name="P28">Changing Case in a String with <text:span text:style-name="T26">Methods</text:span></text:p>
      <text:p text:style-name="P43"/>
      <text:p text:style-name="P43">One of the simplest tasks you can do with strings is change the case of the words in a string. Look at the following code, and try to determine what’s happening:</text:p>
      <text:p text:style-name="P43"/>
      <table:table table:name="Table6" table:style-name="Table6">
        <table:table-column table:style-name="Table6.A"/>
        <table:table-row>
          <table:table-cell table:style-name="Table6.A1" office:value-type="string">
            <text:p text:style-name="P65">name.py</text:p>
          </table:table-cell>
        </table:table-row>
        <table:table-row>
          <table:table-cell table:style-name="Table6.A2" office:value-type="string">
            <text:p text:style-name="P81">name = "ada lovelace"</text:p>
            <text:p text:style-name="P81">print(name.title())</text:p>
          </table:table-cell>
        </table:table-row>
      </table:table>
      <text:p text:style-name="P43"/>
      <text:p text:style-name="P43"><text:span text:style-name="T31">Save this file as name.py and then run it.</text:span> You should see this output:</text:p>
      <text:p text:style-name="P43"/>
      <table:table table:name="Table7" table:style-name="Table7">
        <table:table-column table:style-name="Table7.A"/>
        <table:table-row>
          <table:table-cell table:style-name="Table7.A1" office:value-type="string">
            <text:p text:style-name="Table_20_Contents">Ada Lovelace</text:p>
          </table:table-cell>
        </table:table-row>
      </table:table>
      <text:p text:style-name="P43"/>
      <text:p text:style-name="P43">The <text:span text:style-name="T23">title()</text:span> <text:span text:style-name="T26">method </text:span>appears after the variable in the <text:span text:style-name="T23">print()</text:span> call. A <text:span text:style-name="T26">method</text:span> is an action that Python can perform on a piece of data. The dot (.) after name in <text:span text:style-name="T23">name.title()</text:span> tells Python to make the <text:span text:style-name="T23">title()</text:span> <text:span text:style-name="T26">method</text:span> act on the variable <text:span text:style-name="T23">name</text:span>. Every <text:span text:style-name="T26">function or</text:span> method is followed by a set of parentheses, because <text:span text:style-name="T26">they</text:span> often need additional information <text:span text:style-name="T5">(called arguments)</text:span> to do their work. That information is provided inside the parentheses, <text:span text:style-name="T26">called an argument list</text:span>. The <text:span text:style-name="T23">title()</text:span> function doesn’t need any additional information, so its <text:span text:style-name="T26">argument list</text:span> <text:span text:style-name="T26">is</text:span> empty.</text:p>
      <text:p text:style-name="P43"/>
      <text:p text:style-name="P43">The <text:span text:style-name="T23">title()</text:span> method changes each word to title case, where each word begins with a capital letter. This is useful because you’ll often want to think of a name as a piece of information. For example, you might want your program to recognize the input values “Ada”, “ADA”, and “ada” as the same name, and display all of them as Ada.</text:p>
      <text:p text:style-name="P43"/>
      <text:p text:style-name="P45">Change name.py to the following:</text:p>
      <text:p text:style-name="P45"/>
      <table:table table:name="Table8" table:style-name="Table8">
        <table:table-column table:style-name="Table8.A"/>
        <table:table-row>
          <table:table-cell table:style-name="Table8.A1" office:value-type="string">
            <text:p text:style-name="P66">name.py</text:p>
          </table:table-cell>
        </table:table-row>
        <table:table-row>
          <table:table-cell table:style-name="Table8.A2" office:value-type="string">
            <text:p text:style-name="P82">name = "ada lovelace"</text:p>
            <text:p text:style-name="P83">name = name.title()</text:p>
            <text:p text:style-name="P82">print(name)</text:p>
            <text:p text:style-name="P83">print(name.upper())</text:p>
            <text:p text:style-name="P83">print(name.lower())</text:p>
          </table:table-cell>
        </table:table-row>
      </table:table>
      <text:p text:style-name="P15"/>
      <text:p text:style-name="P29">Using Variables in Strings</text:p>
      <text:p text:style-name="P15"/>
      <text:p text:style-name="P15">In some situations, you’ll want to use a variable’s value inside a string. For example, you might want to use two variables to represent a first name and a last name, respectively, and then combine those values to display someone’s full name:</text:p>
      <text:p text:style-name="P15"/>
      <table:table table:name="Table9" table:style-name="Table9">
        <table:table-column table:style-name="Table9.A"/>
        <text:soft-page-break/>
        <table:table-row>
          <table:table-cell table:style-name="Table9.A1" office:value-type="string">
            <text:p text:style-name="P67"><text:span text:style-name="T6">full_name</text:span>.py</text:p>
          </table:table-cell>
        </table:table-row>
        <table:table-row>
          <table:table-cell table:style-name="Table9.A2" office:value-type="string">
            <text:p text:style-name="P84">first_name = "ada"</text:p>
            <text:p text:style-name="P84">last_name = "lovelace"</text:p>
            <text:p text:style-name="P84">full_name = first_name + " " + last_name</text:p>
            <text:p text:style-name="P84">print(full_name)</text:p>
          </table:table-cell>
        </table:table-row>
      </table:table>
      <text:p text:style-name="P16"/>
      <text:p text:style-name="P44"><text:span text:style-name="T31">Save this file as </text:span><text:span text:style-name="T32">full_name</text:span><text:span text:style-name="T31">.py and then run it.</text:span> You should see this output:</text:p>
      <text:p text:style-name="P44"/>
      <table:table table:name="Table10" table:style-name="Table10">
        <table:table-column table:style-name="Table10.A"/>
        <table:table-row>
          <table:table-cell table:style-name="Table10.A1" office:value-type="string">
            <text:p text:style-name="P102">ada lovelace</text:p>
          </table:table-cell>
        </table:table-row>
      </table:table>
      <text:p text:style-name="P44"/>
      <text:p text:style-name="P46">There’s a simpler and cleaner way to do this using something akin to string interpolation in C#. Modify full_name.py like this:</text:p>
      <text:p text:style-name="P46"/>
      <table:table table:name="Table11" table:style-name="Table11">
        <table:table-column table:style-name="Table11.A"/>
        <table:table-row>
          <table:table-cell table:style-name="Table11.A1" office:value-type="string">
            <text:p text:style-name="P67"><text:span text:style-name="T6">full_name</text:span>.py</text:p>
          </table:table-cell>
        </table:table-row>
        <table:table-row>
          <table:table-cell table:style-name="Table11.A2" office:value-type="string">
            <text:p text:style-name="P84">first_name = "ada"</text:p>
            <text:p text:style-name="P84">last_name = "lovelace"</text:p>
            <text:p text:style-name="P85">full_name = f"{first_name} {last_name}"</text:p>
            <text:p text:style-name="P84">print(full_name)</text:p>
          </table:table-cell>
        </table:table-row>
      </table:table>
      <text:p text:style-name="P44"/>
      <text:p text:style-name="P16">To insert a variable’s value into a string, place the letter ‘f’ immediately before the opening quotation mark. Put braces around the name or names of any variable you want to use inside the string. Python will replace each variable with its value when the string is displayed.</text:p>
      <text:p text:style-name="P16"/>
      <text:p text:style-name="P16">These strings are called f-strings. The f is for format, because Python formats the string by replacing the name of any variable in braces with its value.</text:p>
      <text:p text:style-name="P16"/>
      <text:p text:style-name="P16">You can do a lot with f-strings. For example, you can use f-strings to compose complete messages using the information associated with a variable, as shown here:</text:p>
      <text:p text:style-name="P16"/>
      <table:table table:name="Table12" table:style-name="Table12">
        <table:table-column table:style-name="Table12.A"/>
        <table:table-row>
          <table:table-cell table:style-name="Table12.A1" office:value-type="string">
            <text:p text:style-name="P68"><text:span text:style-name="T6">full_name</text:span>.py</text:p>
          </table:table-cell>
        </table:table-row>
        <table:table-row>
          <table:table-cell table:style-name="Table12.A2" office:value-type="string">
            <text:p text:style-name="P87">first_name = "ada"</text:p>
            <text:p text:style-name="P87">last_name = "lovelace"</text:p>
            <text:p text:style-name="P87">full_name = f"{first_name} {last_name}"</text:p>
            <text:p text:style-name="P86">message = f"Hello, {full_name.title()}!"</text:p>
            <text:p text:style-name="P86">print(message)</text:p>
          </table:table-cell>
        </table:table-row>
      </table:table>
      <text:p text:style-name="P17"/>
      <text:p text:style-name="P47">Modify your code as shown above and run it.</text:p>
      <text:p text:style-name="P47"/>
      <text:p text:style-name="P30">Adding Whitespace to Strings with Tabs or Newlines</text:p>
      <text:p text:style-name="P47"/>
      <text:p text:style-name="P47">In programming, whitespace refers to any non-printing characters, such as spaces, tabs, and end-of-line symbols. You can use whitespace to organize your output so it’s easier for users to read. </text:p>
      <text:p text:style-name="P47"/>
      <text:p text:style-name="P47">To add a tab to your text, use the character combination <text:span text:style-name="T23">\t</text:span>. To add a newline in a string, use the character combination <text:span text:style-name="T23">\n</text:span>.</text:p>
      <text:p text:style-name="P47"><text:soft-page-break/></text:p>
      <text:p text:style-name="P47">You can also combine tabs and newlines in a single string. The string "<text:span text:style-name="T23">\n\t</text:span>" tells Python to move to a new line, and start the next line with a tab.</text:p>
      <text:p text:style-name="P47"/>
      <text:p text:style-name="P78">Make a file called “special_characters.py” and write the following code in it:</text:p>
      <text:p text:style-name="P47"/>
      <table:table table:name="Table13" table:style-name="Table13">
        <table:table-column table:style-name="Table13.A"/>
        <table:table-row>
          <table:table-cell table:style-name="Table13.A1" office:value-type="string">
            <text:p text:style-name="P69"><text:span text:style-name="T7">special_characters</text:span>.py</text:p>
          </table:table-cell>
        </table:table-row>
        <table:table-row>
          <table:table-cell table:style-name="Table13.A2" office:value-type="string">
            <text:p text:style-name="P88">print("Languages:\n\tPython\n\tC\n\tJavaScript")</text:p>
          </table:table-cell>
        </table:table-row>
      </table:table>
      <text:p text:style-name="P18"/>
      <text:p text:style-name="P48">This shows how you can use a one-line string to generate four lines of output.</text:p>
      <text:p text:style-name="P48"/>
      <text:p text:style-name="P31">Stripping Whitespace</text:p>
      <text:p text:style-name="P48"/>
      <text:p text:style-name="P48">Extra whitespace can be confusing in your programs. To <text:span text:style-name="T27">humans</text:span>, '<text:span text:style-name="T23">python</text:span>' and '<text:span text:style-name="T23">python</text:span><text:span text:style-name="T24"> </text:span>' look pretty much the same. But to a program, they are two different strings. Python detects the extra space in '<text:span text:style-name="T23">python </text:span>' and considers it significant unless you tell it otherwise.</text:p>
      <text:p text:style-name="P48"/>
      <text:p text:style-name="P48">It’s important to think about whitespace, because often you’ll want to compare two strings to determine whether they are the same. For example, one important instance might involve checking people’s usernames when they log in to a website. Extra whitespace can be confusing in much simpler situations as well. Fortunately, Python makes it easy to eliminate extra whitespace from data that people enter.</text:p>
      <text:p text:style-name="P48"/>
      <text:p text:style-name="P48">Python can look for extra whitespace on the right and left sides of a string. To ensure that no whitespace exists at the right side of a string, use the <text:span text:style-name="T23">rstrip()</text:span> method. You can also strip whitespace from the left side of a string using the <text:span text:style-name="T23">lstrip()</text:span> method, or from both sides at once using <text:span text:style-name="T23">strip()</text:span>:</text:p>
      <text:p text:style-name="P48"/>
      <text:p text:style-name="P79">Create a new file called “strip.py” <text:span text:style-name="T8">with the following code:</text:span></text:p>
      <text:p text:style-name="P49"/>
      <table:table table:name="Table14" table:style-name="Table14">
        <table:table-column table:style-name="Table14.A"/>
        <table:table-row>
          <table:table-cell table:style-name="Table14.A1" office:value-type="string">
            <text:p text:style-name="P70"><text:span text:style-name="T8">strip</text:span>.py</text:p>
          </table:table-cell>
        </table:table-row>
        <table:table-row>
          <table:table-cell table:style-name="Table14.A2" office:value-type="string">
            <text:p text:style-name="P89">favorite_language = ' python '</text:p>
            <text:p text:style-name="P89">print(f"-{favorite_language}-")</text:p>
            <text:p text:style-name="P89">print(f"-{favorite_language.rstrip()}-")</text:p>
            <text:p text:style-name="P89">print(f"-{favorite_language.lstrip()}-")</text:p>
            <text:p text:style-name="P89">print(f"-{favorite_language.strip()}-")</text:p>
          </table:table-cell>
        </table:table-row>
      </table:table>
      <text:p text:style-name="P19"/>
      <text:p text:style-name="P51">Execute the code.</text:p>
      <text:p text:style-name="P51"/>
      <text:p text:style-name="P51">In this example, we start with a value that has whitespace at the beginning and the end. We then remove the extra space from the right side, from the left side, and from both sides. Experimenting with these stripping functions can help you become familiar with manipulating strings. In the real world, these stripping functions are used most often to clean up user input before it’s stored in a program.</text:p>
      <text:p text:style-name="P51"/>
      <text:p text:style-name="P32">Removing Prefixes</text:p>
      <text:p text:style-name="P18"/>
      <text:p text:style-name="P21">When working with strings, another common task is to remove a prefix. Consider a URL with the common prefix <text:span text:style-name="T23">https://</text:span>. We want to remove this prefix, so we can focus on just the part of the URL that users need to enter into an address bar. </text:p>
      <text:p text:style-name="P21"><text:soft-page-break/></text:p>
      <text:p text:style-name="P21">Here’s how to do that:</text:p>
      <text:p text:style-name="P50"/>
      <table:table table:name="Table15" table:style-name="Table15">
        <table:table-column table:style-name="Table15.A"/>
        <table:table-row>
          <table:table-cell table:style-name="Table15.A1" office:value-type="string">
            <text:p text:style-name="P71"><text:span text:style-name="T9">remove_prefix</text:span>.py</text:p>
          </table:table-cell>
        </table:table-row>
        <table:table-row>
          <table:table-cell table:style-name="Table15.A2" office:value-type="string">
            <text:p text:style-name="P90">southhills_url = "https://southhills.edu"</text:p>
            <text:p text:style-name="P90">simple_url = southhills_url.removeprefix("https://")</text:p>
            <text:p text:style-name="P90">print(simple_url)</text:p>
          </table:table-cell>
        </table:table-row>
      </table:table>
      <text:p text:style-name="P20"/>
      <text:p text:style-name="P80">Save that file as “remove_prefix.py” and execute it.</text:p>
      <text:p text:style-name="P52"/>
      <text:p text:style-name="P52">Enter the name of the variable followed by a dot, and then the method <text:span text:style-name="T23">removeprefix()</text:span>. Inside the parentheses, enter the prefix you want to remove from the original string.</text:p>
      <text:p text:style-name="P18"/>
      <text:p text:style-name="P18">Like the methods for removing whitespace, <text:span text:style-name="T23">removeprefix()</text:span> leaves the original string unchanged. If you want to keep the new value with the prefix removed, either reassign it to the original variable or assign it to a new variable.</text:p>
      <text:p text:style-name="P18"/>
      <text:p text:style-name="P22"/>
      <table:table table:name="Table16" table:style-name="Table16">
        <table:table-column table:style-name="Table16.A"/>
        <table:table-row>
          <table:table-cell table:style-name="Table16.A1" office:value-type="string">
            <text:p text:style-name="P40">Exercise<text:span text:style-name="T10">s</text:span></text:p>
          </table:table-cell>
        </table:table-row>
        <table:table-row>
          <table:table-cell table:style-name="Table16.A2" office:value-type="string">
            <text:list text:style-name="L1">
              <text:list-item text:start-value="1">
                <text:p text:style-name="P99"><text:span text:style-name="T34">(1 pt) </text:span><text:span text:style-name="T4">Create a file called “</text:span><text:span text:style-name="T10">greeting</text:span><text:span text:style-name="T4">.py”. </text:span><text:span text:style-name="T10">In the file, u</text:span><text:span text:style-name="T4">se a variable to represent a person’s name, and print </text:span>a message to that person. Your message should be simple, such as, “Hello Eric, <text:span text:style-name="T10">how are you today</text:span>?”</text:p>
              </text:list-item>
              <text:list-item>
                <text:p text:style-name="P101"><text:span text:style-name="T34">(1 pt) </text:span>Create a file called “casing.py”. In the file, use variable<text:span text:style-name="T28">s</text:span> to represent a person’s <text:span text:style-name="T28">first and last </text:span>name. <text:span text:style-name="T28">Using f-string (string interpolation) create a variable for their full name.</text:span> <text:span text:style-name="T28">Lastly,</text:span> print that person’s <text:span text:style-name="T28">full </text:span>name in lowercase, uppercase, and title case.</text:p>
              </text:list-item>
              <text:list-item>
                <text:p text:style-name="P101"><text:span text:style-name="T34">(1 pt) </text:span><text:span text:style-name="T11">Create a file called “remove_suffix.py”. </text:span>Python has a <text:span text:style-name="T23">removesuffix()</text:span> method that works exactly like <text:span text:style-name="T23">removeprefix()</text:span> <text:span text:style-name="T28">except it works at the end of a string.</text:span> <text:span text:style-name="T11">In the file, a</text:span>ssign the value 'python_notes.txt' to a variable called filename. Then use the <text:span text:style-name="T23">removesuffix()</text:span> method to display the filename without the file extension.</text:p>
              </text:list-item>
            </text:list>
          </table:table-cell>
        </table:table-row>
      </table:table>
      <text:p text:style-name="P22"/>
      <text:p text:style-name="P26">Numbers</text:p>
      <text:p text:style-name="P18"/>
      <text:p text:style-name="P18">Python treats numbers in several different ways, depending on how they’re being used. Let’s first look at how Python manages integers, because they’re the simplest to work with.</text:p>
      <text:p text:style-name="P18"/>
      <text:p text:style-name="P33">Integers</text:p>
      <text:p text:style-name="P18"/>
      <text:p text:style-name="P54">Open a terminal and type in “python” (or “python3” if using Linux) to start a Python shell session. Right from the Python shell, you’re able to perform mathematical operations.</text:p>
      <text:p text:style-name="P54"/>
      <table:table table:name="Table17" table:style-name="Table17">
        <table:table-column table:style-name="Table17.A"/>
        <table:table-row>
          <table:table-cell table:style-name="Table17.A1" office:value-type="string">
            <text:p text:style-name="P81">&gt;&gt;&gt; 2 + 3</text:p>
            <text:p text:style-name="P81">5</text:p>
            <text:p text:style-name="P81">&gt;&gt;&gt; 3 - 2</text:p>
            <text:p text:style-name="P81">1</text:p>
            <text:p text:style-name="P81">&gt;&gt;&gt; 2 * 3</text:p>
            <text:p text:style-name="P81">6</text:p>
            <text:p text:style-name="P81"><text:soft-page-break/>&gt;&gt;&gt; 3 / 2</text:p>
            <text:p text:style-name="P81">1.5</text:p>
          </table:table-cell>
        </table:table-row>
      </table:table>
      <text:p text:style-name="P54"/>
      <text:p text:style-name="P54">Python uses two multiplication symbols to represent exponents:</text:p>
      <text:p text:style-name="P55"/>
      <table:table table:name="Table18" table:style-name="Table18">
        <table:table-column table:style-name="Table18.A"/>
        <table:table-row>
          <table:table-cell table:style-name="Table18.A1" office:value-type="string">
            <text:p text:style-name="P91">&gt;&gt;&gt; 3 ** 2</text:p>
            <text:p text:style-name="P91">9</text:p>
            <text:p text:style-name="P91">&gt;&gt;&gt; 3 ** 3</text:p>
            <text:p text:style-name="P91">27</text:p>
            <text:p text:style-name="P91">&gt;&gt;&gt; 10 ** 6</text:p>
            <text:p text:style-name="P91">1000000</text:p>
          </table:table-cell>
        </table:table-row>
      </table:table>
      <text:p text:style-name="P55"/>
      <text:p text:style-name="P54">Python supports <text:span text:style-name="T19">the standard</text:span> order of operations too, so you can use multiple operations in one expression. You can also use parentheses to modify the order of operations so Python can evaluate your expression in the order you specify. For example:</text:p>
      <text:p text:style-name="P54"/>
      <table:table table:name="Table19" table:style-name="Table19">
        <table:table-column table:style-name="Table19.A"/>
        <table:table-row>
          <table:table-cell table:style-name="Table19.A1" office:value-type="string">
            <text:p text:style-name="P91">&gt;&gt;&gt; 2 + 3 * 4</text:p>
            <text:p text:style-name="P91">14</text:p>
            <text:p text:style-name="P91">&gt;&gt;&gt; (2 + 3) * 4</text:p>
            <text:p text:style-name="P91">20</text:p>
          </table:table-cell>
        </table:table-row>
      </table:table>
      <text:p text:style-name="P55"/>
      <text:p text:style-name="P18">The spacing in these examples has no effect on how Python evaluates the expressions.</text:p>
      <text:p text:style-name="P18"/>
      <text:p text:style-name="P34">Floats</text:p>
      <text:p text:style-name="P18"/>
      <text:p text:style-name="P18">Python calls any number with a decimal point a float.</text:p>
      <text:p text:style-name="P18"/>
      <text:p text:style-name="P18">For the most part, you can use floats without worrying about how they behave. Simply enter the numbers you want to use, and Python will most likely do what you expect:</text:p>
      <text:p text:style-name="P56"/>
      <table:table table:name="Table20" table:style-name="Table20">
        <table:table-column table:style-name="Table20.A"/>
        <table:table-row>
          <table:table-cell table:style-name="Table20.A1" office:value-type="string">
            <text:p text:style-name="P92">&gt;&gt;&gt; 0.1 + 0.1</text:p>
            <text:p text:style-name="P92">0.2</text:p>
            <text:p text:style-name="P92">&gt;&gt;&gt; 0.2 + 0.2</text:p>
            <text:p text:style-name="P92">0.4</text:p>
            <text:p text:style-name="P92">&gt;&gt;&gt; 2 * 0.1</text:p>
            <text:p text:style-name="P92">0.2</text:p>
            <text:p text:style-name="P92">&gt;&gt;&gt; 2 * 0.2</text:p>
            <text:p text:style-name="P92">0.4</text:p>
          </table:table-cell>
        </table:table-row>
      </table:table>
      <text:p text:style-name="P56"/>
      <text:p text:style-name="P18">However, be aware that you can sometimes get an arbitrary number of decimal places in your answer:</text:p>
      <text:p text:style-name="P53"/>
      <table:table table:name="Table21" table:style-name="Table21">
        <table:table-column table:style-name="Table21.A"/>
        <table:table-row>
          <table:table-cell table:style-name="Table21.A1" office:value-type="string">
            <text:p text:style-name="P92">&gt;&gt;&gt; 0.2 + 0.1</text:p>
            <text:p text:style-name="P92">0.30000000000000004</text:p>
            <text:p text:style-name="P92">&gt;&gt;&gt; 3 * 0.1</text:p>
            <text:p text:style-name="P92">0.30000000000000004</text:p>
          </table:table-cell>
        </table:table-row>
      </table:table>
      <text:p text:style-name="P56"/>
      <text:p text:style-name="P18"><text:soft-page-break/>This happens in <text:span text:style-name="T28">most</text:span> languages and is of little concern. Python tries to find a way to represent the result as precisely as possible, which is sometimes difficult given how computers have to represent numbers internally. Just ignore the extra decimal places for now.</text:p>
      <text:p text:style-name="P18"/>
      <text:p text:style-name="P35"><text:span text:style-name="T12">Integers and </text:span>Floats</text:p>
      <text:p text:style-name="P18"/>
      <text:p text:style-name="P18">When you divide any two numbers, even if they are integers that result in a whole number, you’ll always get a float:</text:p>
      <text:p text:style-name="P57"/>
      <table:table table:name="Table22" table:style-name="Table22">
        <table:table-column table:style-name="Table22.A"/>
        <table:table-row>
          <table:table-cell table:style-name="Table22.A1" office:value-type="string">
            <text:p text:style-name="P93">&gt;&gt;&gt; 4/2</text:p>
            <text:p text:style-name="P93">2.0</text:p>
          </table:table-cell>
        </table:table-row>
      </table:table>
      <text:p text:style-name="P57"/>
      <text:p text:style-name="P18">If you mix an integer and a float in any other operation, you’ll get a float as well:</text:p>
      <text:p text:style-name="P58"/>
      <table:table table:name="Table23" table:style-name="Table23">
        <table:table-column table:style-name="Table23.A"/>
        <table:table-row>
          <table:table-cell table:style-name="Table23.A1" office:value-type="string">
            <text:p text:style-name="P94">&gt;&gt;&gt; 1 + 2.0</text:p>
            <text:p text:style-name="P94">3.0</text:p>
            <text:p text:style-name="P94">&gt;&gt;&gt; 2 * 3.0</text:p>
            <text:p text:style-name="P94">6.0</text:p>
            <text:p text:style-name="P94">&gt;&gt;&gt; 3.0 ** 2</text:p>
            <text:p text:style-name="P94">9.0</text:p>
          </table:table-cell>
        </table:table-row>
      </table:table>
      <text:p text:style-name="P58"/>
      <text:p text:style-name="P58">Python defaults to a float in any operation that uses a float, even if the output is a whole number.</text:p>
      <text:p text:style-name="P58"/>
      <text:p text:style-name="P76">Type in <text:span text:style-name="T23">exit()</text:span> and <text:span text:style-name="T30">press the</text:span> “Enter” <text:span text:style-name="T30">key</text:span> at any time to exit the Python shell.</text:p>
      <text:p text:style-name="P76"/>
      <text:p text:style-name="P37">Underscores in Numbers</text:p>
      <text:p text:style-name="P63"/>
      <text:p text:style-name="P63">When you’re writing long numbers, you can group digits using underscores to make large numbers more readable:</text:p>
      <text:p text:style-name="P59"/>
      <table:table table:name="Table24" table:style-name="Table24">
        <table:table-column table:style-name="Table24.A"/>
        <table:table-row>
          <table:table-cell table:style-name="Table24.A1" office:value-type="string">
            <text:p text:style-name="P95">&gt;&gt;&gt; universe_age = 14_000_000_000</text:p>
            <text:p text:style-name="P95">&gt;&gt;&gt; print(universe_age)</text:p>
            <text:p text:style-name="P95">14000000000</text:p>
          </table:table-cell>
        </table:table-row>
      </table:table>
      <text:p text:style-name="P59"/>
      <text:p text:style-name="P59">When you print a number that was defined using underscores, Python prints only the digits. Even if you don’t group the digits in threes, the value will still be unaffected. To Python, “1000” is the same as “1_000”, which is the same as “10_00”. This feature works for both integers and floats.</text:p>
      <text:p text:style-name="P63"/>
      <text:p text:style-name="P36">Multiple Assignment</text:p>
      <text:p text:style-name="P63"/>
      <text:p text:style-name="P18">You can assign values to more than one variable using just a single line of code. This can help shorten your programs and make them easier to read; you’ll use this technique most often when initializing a set of numbers.</text:p>
      <text:p text:style-name="P18"/>
      <text:p text:style-name="P18">For example, here’s how you can initialize the variables x, y, and z to zero:</text:p>
      <text:p text:style-name="P60"/>
      <table:table table:name="Table25" table:style-name="Table25">
        <table:table-column table:style-name="Table25.A"/>
        <table:table-row>
          <table:table-cell table:style-name="Table25.A1" office:value-type="string">
            <text:p text:style-name="P96">&gt;&gt;&gt; x, y, z = 0, 0, 0</text:p>
          </table:table-cell>
        </table:table-row>
      </table:table>
      <text:p text:style-name="P18"><text:soft-page-break/>You need to separate the variable names with commas, and do the same with the values, and Python will assign each value to its respective variable. As long as the number of values matches the number of variables, Python will match them up correctly.</text:p>
      <text:p text:style-name="P18"/>
      <text:p text:style-name="P36">Constants</text:p>
      <text:p text:style-name="P18"/>
      <text:p text:style-name="P72">Python doesn’t have <text:span text:style-name="T30">a </text:span>built-in <text:span text:style-name="T30">way to make a variable constant</text:span>, but Python programmers use all capital letters to indicate a variable should be treated as a constant and never be changed. <text:span text:style-name="T13">If you want to make a constant, you’ll just have to be careful to not modify it during runtime.</text:span></text:p>
      <text:p text:style-name="P18"/>
      <table:table table:name="Table26" table:style-name="Table26">
        <table:table-column table:style-name="Table26.A"/>
        <table:table-row>
          <table:table-cell table:style-name="Table26.A1" office:value-type="string">
            <text:p text:style-name="P41">Exercise<text:span text:style-name="T10">s</text:span></text:p>
          </table:table-cell>
        </table:table-row>
        <table:table-row>
          <table:table-cell table:style-name="Table26.A2" office:value-type="string">
            <text:list text:continue-numbering="true" text:style-name="L1">
              <text:list-item text:start-value="1">
                <text:p text:style-name="P100"><text:span text:style-name="T34">(1 pt) </text:span><text:span text:style-name="T4">Create a file called “</text:span><text:span text:style-name="T13">math_test.py”. Write addition, subtraction, multiplication, division, and </text:span><text:span text:style-name="T14">exponential</text:span><text:span text:style-name="T13"> </text:span>operations that each result in the number 8. <text:span text:style-name="T29">E</text:span>nclose your operations in <text:span text:style-name="T23">print()</text:span> calls to see the results <text:span text:style-name="T29">in the terminal</text:span>.</text:p>
              </text:list-item>
            </text:list>
          </table:table-cell>
        </table:table-row>
      </table:table>
      <text:p text:style-name="P23"/>
      <text:p text:style-name="P27">Comments</text:p>
      <text:p text:style-name="P18"/>
      <text:p text:style-name="P18">In Python, the hash mark (#) indicates a comment. Anything following a hash mark in your code is ignored by the Python interpreter. For example:</text:p>
      <text:p text:style-name="P53"/>
      <table:table table:name="Table27" table:style-name="Table27">
        <table:table-column table:style-name="Table27.A"/>
        <table:table-row>
          <table:table-cell table:style-name="Table27.A1" office:value-type="string">
            <text:p text:style-name="P97"># Say hello to everyone.</text:p>
            <text:p text:style-name="P97">print("Hello people!")</text:p>
          </table:table-cell>
        </table:table-row>
      </table:table>
      <text:p text:style-name="P61"/>
      <text:p text:style-name="P73">Python does not have multi-line comments, so you will have to use a combination of single line comments. </text:p>
      <text:p text:style-name="P61"/>
      <text:p text:style-name="P73"><text:span text:style-name="T20">I</text:span>n this next example, the <text:span text:style-name="T23">print()</text:span> will not execute because it will be considered part of the comment:</text:p>
      <text:p text:style-name="P61"/>
      <table:table table:name="Table29" table:style-name="Table29">
        <table:table-column table:style-name="Table29.A"/>
        <table:table-row>
          <table:table-cell table:style-name="Table29.A1" office:value-type="string">
            <text:p text:style-name="P97">#print url print(simple_url) </text:p>
          </table:table-cell>
        </table:table-row>
      </table:table>
      <text:p text:style-name="P61"/>
      <text:p text:style-name="P26"><text:span text:style-name="T15">The </text:span>Zen of Python</text:p>
      <text:p text:style-name="P18"/>
      <text:p text:style-name="P74">In <text:span text:style-name="T29">a</text:span> Python shell, execute the following:</text:p>
      <text:p text:style-name="P62"/>
      <table:table table:name="Table30" table:style-name="Table30">
        <table:table-column table:style-name="Table30.A"/>
        <table:table-row>
          <table:table-cell table:style-name="Table30.A1" office:value-type="string">
            <text:p text:style-name="P98">&gt;&gt;&gt; <text:span text:style-name="T15">import this</text:span></text:p>
          </table:table-cell>
        </table:table-row>
      </table:table>
      <text:p text:style-name="P77"/>
      <text:p text:style-name="P77">Remember you can leave the Python shell by t<text:span text:style-name="T28">yp</text:span>ing<text:span text:style-name="T28"> in </text:span><text:span text:style-name="T25">exit()</text:span><text:span text:style-name="T28"> and </text:span>pressing the<text:span text:style-name="T28"> “Enter” </text:span>key<text:span text:style-name="T28">.</text:span></text:p>
      <text:p text:style-name="P77"/>
      <text:p text:style-name="P2">Submission</text:p>
      <text:p text:style-name="P8"/>
      <text:p text:style-name="P6">The submission for this <text:span text:style-name="T35">assignment</text:span> <text:span text:style-name="T16">is</text:span> the commit ID you want to be graded. <text:span text:style-name="T17">You will submit it via the Canvas assignment.</text:span></text:p>
      <text:p text:style-name="P6"/>
      <text:p text:style-name="P5">If you’ve forgotten which commit ID to submit or how to find it, refer back to lab 0.</text:p>
      <text:p text:style-name="P5"/>
      <text:p text:style-name="P7">There should be 1<text:span text:style-name="T34">0</text:span> items you’ve added to your repositor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Nicholas Page</meta:initial-creator>
    <meta:creation-date>2022-08-18T14:27:38.461000000</meta:creation-date>
    <dc:date>2024-03-13T17:45:30.993000000</dc:date>
    <meta:editing-duration>PT17H38M42S</meta:editing-duration>
    <meta:editing-cycles>74</meta:editing-cycles>
    <meta:generator>LibreOffice/24.2.0.3$Windows_X86_64 LibreOffice_project/da48488a73ddd66ea24cf16bbc4f7b9c08e9bea1</meta:generator>
    <meta:document-statistic meta:table-count="28" meta:image-count="0" meta:object-count="0" meta:page-count="8" meta:paragraph-count="187" meta:word-count="2301" meta:character-count="13524" meta:non-whitespace-character-count="11409"/>
  </office:meta>
</office:document-meta>
</file>